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5055" officeooo:paragraph-rsid="0015505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5055" officeooo:paragraph-rsid="001550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14bb" officeooo:paragraph-rsid="001914b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2089" officeooo:paragraph-rsid="001b208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cdedb" officeooo:paragraph-rsid="001cded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dedb" officeooo:paragraph-rsid="001e1a5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e1a52" officeooo:paragraph-rsid="001e1a52" style:font-size-asian="10.5pt" style:font-weight-asian="normal" style:font-size-complex="12pt" style:font-weight-complex="normal"/>
    </style:style>
    <style:style style:name="T1" style:family="text">
      <style:text-properties officeooo:rsid="001e1a5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FONCTIONNELS</text:p>
      <text:p text:style-name="P2"/>
      <text:p text:style-name="P4">Lot 1</text:p>
      <text:p text:style-name="P4"/>
      <text:p text:style-name="P4">page d’accueil</text:p>
      <text:p text:style-name="P4"/>
      <text:list xml:id="list2005856933" text:style-name="L1">
        <text:list-item>
          <text:p text:style-name="P5">barre de navigation <text:span text:style-name="T1">avec 4 liens, dont 2 qui ouvrent une fenêtre modale et 1 un menu déroulant</text:span></text:p>
        </text:list-item>
        <text:list-item>
          <text:p text:style-name="P7">Logo qui représente l’association</text:p>
        </text:list-item>
        <text:list-item>
          <text:p text:style-name="P6">barre de navigation <text:span text:style-name="T1">avec 4 liens. Navigation en scrollspy</text:span></text:p>
        </text:list-item>
        <text:list-item>
          <text:p text:style-name="P7">un carrousel d’images</text:p>
        </text:list-item>
        <text:list-item>
          <text:p text:style-name="P7">présentation de l’association</text:p>
        </text:list-item>
        <text:list-item>
          <text:p text:style-name="P7">dans cette même présentation, un bouton histoire pour en savoir plus</text:p>
        </text:list-item>
        <text:list-item>
          <text:p text:style-name="P7">photos de l’équipe</text:p>
        </text:list-item>
        <text:list-item>
          <text:p text:style-name="P7">pied de page</text:p>
        </text:list-item>
      </text:list>
      <text:p text:style-name="P3"/>
      <text:p text:style-name="P4">Lot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23:27.185390257</meta:creation-date>
    <dc:date>2017-05-24T16:14:53.495334391</dc:date>
    <meta:editing-duration>PT27M25S</meta:editing-duration>
    <meta:editing-cycles>6</meta:editing-cycles>
    <meta:generator>LibreOffice/5.3.1.2$Linux_x86 LibreOffice_project/30m0$Build-2</meta:generator>
    <meta:document-statistic meta:table-count="0" meta:image-count="0" meta:object-count="0" meta:page-count="1" meta:paragraph-count="12" meta:word-count="72" meta:character-count="403" meta:non-whitespace-character-count="351"/>
  </office:meta>
</office:document-meta>
</file>